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webkit-standard" svg:font-family="-webkit-standard" style:font-family-generic="roman" svg:panose-1="0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style:font-name="-webkit-standard" style:font-name-asian="-webkit-standard" style:font-name-complex="-webkit-standard"/>
    </style:style>
    <style:style style:name="TableColumn3" style:family="table-column">
      <style:table-column-properties style:column-width="1.302in" style:use-optimal-column-width="false"/>
    </style:style>
    <style:style style:name="TableColumn4" style:family="table-column">
      <style:table-column-properties style:column-width="5.1979in" style:use-optimal-column-width="false"/>
    </style:style>
    <style:style style:name="Table2" style:family="table">
      <style:table-properties style:width="6.5in" fo:margin-left="0in" table:align="left"/>
    </style:style>
    <style:style style:name="TableRow5" style:family="table-row">
      <style:table-row-properties style:min-row-height="0.2083in" style:use-optimal-row-height="false"/>
    </style:style>
    <style:style style:name="TableCell6" style:family="table-cell">
      <style:table-cell-properties fo:border="0.0069in solid #000000" style:writing-mode="lr-tb" fo:padding-top="0in" fo:padding-left="0.075in" fo:padding-bottom="0in" fo:padding-right="0.075in"/>
    </style:style>
    <style:style style:name="P7" style:parent-style-name="Normal" style:family="paragraph">
      <style:paragraph-properties fo:text-align="center" fo:margin-bottom="0in" fo:line-height="100%"/>
      <style:text-properties style:font-name="Aptos" style:font-name-asian="Aptos" style:font-name-complex="Aptos" fo:color="#000000"/>
    </style:style>
    <style:style style:name="TableRow8" style:family="table-row">
      <style:table-row-properties style:min-row-height="0.2083in" style:use-optimal-row-height="false"/>
    </style:style>
    <style:style style:name="TableCell9" style:family="table-cell">
      <style:table-cell-properties fo:border="0.0069in solid #000000" style:writing-mode="lr-tb" fo:padding-top="0in" fo:padding-left="0.075in" fo:padding-bottom="0in" fo:padding-right="0.075in"/>
    </style:style>
    <style:style style:name="P10" style:parent-style-name="Normal" style:family="paragraph">
      <style:paragraph-properties fo:margin-bottom="0in" fo:line-height="100%"/>
      <style:text-properties style:font-name="Aptos" style:font-name-asian="Aptos" style:font-name-complex="Aptos" fo:color="#000000"/>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margin-bottom="0in" fo:line-height="100%"/>
      <style:text-properties style:font-name="-webkit-standard" style:font-name-asian="-webkit-standard" style:font-name-complex="-webkit-standard"/>
    </style:style>
    <style:style style:name="TableRow13" style:family="table-row">
      <style:table-row-properties style:min-row-height="0.2083in" style:use-optimal-row-height="false"/>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margin-bottom="0in" fo:line-height="100%"/>
    </style:style>
    <style:style style:name="T16" style:parent-style-name="DefaultParagraphFont" style:family="text">
      <style:text-properties style:font-name="Aptos" style:font-name-asian="Aptos" style:font-name-complex="Aptos" fo:color="#000000"/>
    </style:style>
    <style:style style:name="P17" style:parent-style-name="Normal" style:family="paragraph">
      <style:paragraph-properties fo:margin-bottom="0in" fo:line-height="100%"/>
      <style:text-properties style:font-name="Aptos" style:font-name-asian="Aptos" style:font-name-complex="Aptos" fo:color="#000000"/>
    </style:style>
    <style:style style:name="TableCell18" style:family="table-cell">
      <style:table-cell-properties fo:border="0.0069in solid #000000" style:writing-mode="lr-tb" fo:padding-top="0in" fo:padding-left="0.075in" fo:padding-bottom="0in" fo:padding-right="0.075in"/>
    </style:style>
    <style:style style:name="P19" style:parent-style-name="ListParagraph" style:list-style-name="LFO12" style:family="paragraph">
      <style:paragraph-properties fo:margin-bottom="0in" fo:line-height="100%"/>
      <style:text-properties style:font-name="-webkit-standard" style:font-name-asian="-webkit-standard" style:font-name-complex="-webkit-standard"/>
    </style:style>
    <style:style style:name="P20" style:parent-style-name="ListParagraph" style:list-style-name="LFO12" style:family="paragraph">
      <style:paragraph-properties fo:margin-bottom="0in" fo:line-height="100%"/>
      <style:text-properties style:font-name="-webkit-standard" style:font-name-asian="-webkit-standard" style:font-name-complex="-webkit-standard"/>
    </style:style>
    <style:style style:name="P21" style:parent-style-name="ListParagraph" style:list-style-name="LFO12" style:family="paragraph">
      <style:paragraph-properties fo:margin-bottom="0in" fo:line-height="100%"/>
      <style:text-properties style:font-name="-webkit-standard" style:font-name-asian="-webkit-standard" style:font-name-complex="-webkit-standard"/>
    </style:style>
    <style:style style:name="P22" style:parent-style-name="ListParagraph" style:list-style-name="LFO12" style:family="paragraph">
      <style:paragraph-properties fo:margin-bottom="0in" fo:line-height="100%"/>
      <style:text-properties style:font-name="-webkit-standard" style:font-name-asian="-webkit-standard" style:font-name-complex="-webkit-standard"/>
    </style:style>
    <style:style style:name="P23" style:parent-style-name="ListParagraph" style:list-style-name="LFO12" style:family="paragraph">
      <style:paragraph-properties fo:margin-bottom="0in" fo:line-height="100%"/>
      <style:text-properties style:font-name="-webkit-standard" style:font-name-asian="-webkit-standard" style:font-name-complex="-webkit-standard"/>
    </style:style>
    <style:style style:name="TableRow24" style:family="table-row">
      <style:table-row-properties style:min-row-height="0.2083in" style:use-optimal-row-height="false"/>
    </style:style>
    <style:style style:name="TableCell25" style:family="table-cell">
      <style:table-cell-properties fo:border="0.0069in solid #000000" style:writing-mode="lr-tb" fo:padding-top="0in" fo:padding-left="0.075in" fo:padding-bottom="0in" fo:padding-right="0.075in"/>
    </style:style>
    <style:style style:name="P26" style:parent-style-name="Normal" style:family="paragraph">
      <style:paragraph-properties fo:margin-bottom="0in" fo:line-height="100%"/>
      <style:text-properties style:font-name="-webkit-standard" style:font-name-asian="-webkit-standard" style:font-name-complex="-webkit-standard"/>
    </style:style>
    <style:style style:name="TableCell27" style:family="table-cell">
      <style:table-cell-properties fo:border="0.0069in solid #000000" style:writing-mode="lr-tb" fo:padding-top="0in" fo:padding-left="0.075in" fo:padding-bottom="0in" fo:padding-right="0.075in"/>
    </style:style>
    <style:style style:name="P28" style:parent-style-name="ListParagraph" style:list-style-name="LFO7" style:family="paragraph">
      <style:paragraph-properties fo:margin-bottom="0in" fo:line-height="100%"/>
      <style:text-properties style:font-name="-webkit-standard" style:font-name-asian="-webkit-standard" style:font-name-complex="-webkit-standard"/>
    </style:style>
    <style:style style:name="P29" style:parent-style-name="ListParagraph" style:list-style-name="LFO7" style:family="paragraph">
      <style:paragraph-properties fo:margin-bottom="0in" fo:line-height="100%"/>
      <style:text-properties style:font-name="-webkit-standard" style:font-name-asian="-webkit-standard" style:font-name-complex="-webkit-standard"/>
    </style:style>
    <style:style style:name="P30" style:parent-style-name="ListParagraph" style:list-style-name="LFO7" style:family="paragraph">
      <style:paragraph-properties fo:margin-bottom="0in" fo:line-height="100%"/>
      <style:text-properties style:font-name="-webkit-standard" style:font-name-asian="-webkit-standard" style:font-name-complex="-webkit-standard"/>
    </style:style>
    <style:style style:name="P31" style:parent-style-name="ListParagraph" style:list-style-name="LFO7" style:family="paragraph">
      <style:paragraph-properties fo:margin-bottom="0in" fo:line-height="100%"/>
      <style:text-properties style:font-name="-webkit-standard" style:font-name-asian="-webkit-standard" style:font-name-complex="-webkit-standard"/>
    </style:style>
    <style:style style:name="TableRow32" style:family="table-row">
      <style:table-row-properties style:min-row-height="0.2083in" style:use-optimal-row-height="false"/>
    </style:style>
    <style:style style:name="TableCell33" style:family="table-cell">
      <style:table-cell-properties fo:border="0.0069in solid #000000" style:writing-mode="lr-tb" fo:padding-top="0in" fo:padding-left="0.075in" fo:padding-bottom="0in" fo:padding-right="0.075in"/>
    </style:style>
    <style:style style:name="P34" style:parent-style-name="Normal" style:family="paragraph">
      <style:paragraph-properties fo:margin-bottom="0in" fo:line-height="100%"/>
      <style:text-properties style:font-name="Aptos" style:font-name-asian="Aptos" style:font-name-complex="Aptos" fo:color="#000000"/>
    </style:style>
    <style:style style:name="TableCell35" style:family="table-cell">
      <style:table-cell-properties fo:border="0.0069in solid #000000" style:writing-mode="lr-tb" fo:padding-top="0in" fo:padding-left="0.075in" fo:padding-bottom="0in" fo:padding-right="0.075in"/>
    </style:style>
    <style:style style:name="P36" style:parent-style-name="ListParagraph" style:list-style-name="LFO7" style:family="paragraph">
      <style:paragraph-properties fo:margin-bottom="0in" fo:line-height="100%"/>
      <style:text-properties style:font-name="-webkit-standard" style:font-name-asian="-webkit-standard" style:font-name-complex="-webkit-standard"/>
    </style:style>
    <style:style style:name="P37" style:parent-style-name="ListParagraph" style:list-style-name="LFO7" style:family="paragraph">
      <style:paragraph-properties fo:margin-bottom="0in" fo:line-height="100%"/>
      <style:text-properties style:font-name="-webkit-standard" style:font-name-asian="-webkit-standard" style:font-name-complex="-webkit-standard"/>
    </style:style>
    <style:style style:name="P38" style:parent-style-name="ListParagraph" style:list-style-name="LFO7" style:family="paragraph">
      <style:paragraph-properties fo:margin-bottom="0in" fo:line-height="100%"/>
      <style:text-properties style:font-name="-webkit-standard" style:font-name-asian="-webkit-standard" style:font-name-complex="-webkit-standard"/>
    </style:style>
    <style:style style:name="P39" style:parent-style-name="ListParagraph" style:list-style-name="LFO7" style:family="paragraph">
      <style:paragraph-properties fo:margin-bottom="0in" fo:line-height="100%"/>
      <style:text-properties style:font-name="-webkit-standard" style:font-name-asian="-webkit-standard" style:font-name-complex="-webkit-standard"/>
    </style:style>
    <style:style style:name="TableRow40" style:family="table-row">
      <style:table-row-properties style:min-row-height="0.2083in" style:use-optimal-row-height="false"/>
    </style:style>
    <style:style style:name="TableCell41" style:family="table-cell">
      <style:table-cell-properties fo:border="0.0069in solid #000000" style:writing-mode="lr-tb" fo:padding-top="0in" fo:padding-left="0.075in" fo:padding-bottom="0in" fo:padding-right="0.075in"/>
    </style:style>
    <style:style style:name="P42" style:parent-style-name="Normal" style:family="paragraph">
      <style:paragraph-properties fo:margin-bottom="0in" fo:line-height="100%"/>
    </style:style>
    <style:style style:name="T43" style:parent-style-name="DefaultParagraphFont" style:family="text">
      <style:text-properties style:font-name="Aptos" style:font-name-asian="Aptos" style:font-name-complex="Aptos" fo:color="#000000"/>
    </style:style>
    <style:style style:name="TableCell44" style:family="table-cell">
      <style:table-cell-properties fo:border="0.0069in solid #000000" style:writing-mode="lr-tb" fo:padding-top="0in" fo:padding-left="0.075in" fo:padding-bottom="0in" fo:padding-right="0.075in"/>
    </style:style>
    <style:style style:name="P45" style:parent-style-name="ListParagraph" style:list-style-name="LFO8" style:family="paragraph">
      <style:paragraph-properties fo:margin-bottom="0in" fo:line-height="100%"/>
      <style:text-properties style:font-name="-webkit-standard" style:font-name-asian="-webkit-standard" style:font-name-complex="-webkit-standard"/>
    </style:style>
    <style:style style:name="P46" style:parent-style-name="ListParagraph" style:list-style-name="LFO8" style:family="paragraph">
      <style:paragraph-properties fo:margin-bottom="0in" fo:line-height="100%"/>
      <style:text-properties style:font-name="-webkit-standard" style:font-name-asian="-webkit-standard" style:font-name-complex="-webkit-standard"/>
    </style:style>
    <style:style style:name="P47" style:parent-style-name="ListParagraph" style:list-style-name="LFO8" style:family="paragraph">
      <style:paragraph-properties fo:margin-bottom="0in" fo:line-height="100%"/>
      <style:text-properties style:font-name="-webkit-standard" style:font-name-asian="-webkit-standard" style:font-name-complex="-webkit-standard"/>
    </style:style>
    <style:style style:name="P48" style:parent-style-name="ListParagraph" style:list-style-name="LFO8" style:family="paragraph">
      <style:paragraph-properties fo:margin-bottom="0in" fo:line-height="100%"/>
      <style:text-properties style:font-name="-webkit-standard" style:font-name-asian="-webkit-standard" style:font-name-complex="-webkit-standard"/>
    </style:style>
    <style:style style:name="TableRow49" style:family="table-row">
      <style:table-row-properties style:min-row-height="0.6041in" style:use-optimal-row-height="false"/>
    </style:style>
    <style:style style:name="TableCell50" style:family="table-cell">
      <style:table-cell-properties fo:border="0.0069in solid #000000" style:writing-mode="lr-tb" fo:padding-top="0in" fo:padding-left="0.075in" fo:padding-bottom="0in" fo:padding-right="0.075in"/>
    </style:style>
    <style:style style:name="P51" style:parent-style-name="Normal" style:family="paragraph">
      <style:paragraph-properties fo:margin-bottom="0in" fo:line-height="100%"/>
    </style:style>
    <style:style style:name="T52" style:parent-style-name="DefaultParagraphFont" style:family="text">
      <style:text-properties style:font-name="Aptos" style:font-name-asian="Aptos" style:font-name-complex="Aptos" fo:color="#000000"/>
    </style:style>
    <style:style style:name="TableCell53" style:family="table-cell">
      <style:table-cell-properties fo:border="0.0069in solid #000000" style:writing-mode="lr-tb" fo:padding-top="0in" fo:padding-left="0.075in" fo:padding-bottom="0in" fo:padding-right="0.075in"/>
    </style:style>
    <style:style style:name="P54" style:parent-style-name="ListParagraph" style:list-style-name="LFO13" style:family="paragraph">
      <style:paragraph-properties fo:margin-bottom="0in" fo:line-height="100%"/>
      <style:text-properties style:font-name="-webkit-standard" style:font-name-asian="-webkit-standard" style:font-name-complex="-webkit-standard"/>
    </style:style>
    <style:style style:name="P55" style:parent-style-name="ListParagraph" style:list-style-name="LFO13" style:family="paragraph">
      <style:paragraph-properties fo:margin-bottom="0in" fo:line-height="100%"/>
      <style:text-properties style:font-name="-webkit-standard" style:font-name-asian="-webkit-standard" style:font-name-complex="-webkit-standard"/>
    </style:style>
    <style:style style:name="P56" style:parent-style-name="ListParagraph" style:list-style-name="LFO13" style:family="paragraph">
      <style:paragraph-properties fo:margin-bottom="0in" fo:line-height="100%"/>
      <style:text-properties style:font-name="-webkit-standard" style:font-name-asian="-webkit-standard" style:font-name-complex="-webkit-standard"/>
    </style:style>
    <style:style style:name="P57" style:parent-style-name="ListParagraph" style:list-style-name="LFO13" style:family="paragraph">
      <style:paragraph-properties fo:margin-bottom="0in" fo:line-height="100%"/>
      <style:text-properties style:font-name="-webkit-standard" style:font-name-asian="-webkit-standard" style:font-name-complex="-webkit-standard"/>
    </style:style>
    <style:style style:name="P58" style:parent-style-name="Normal" style:family="paragraph">
      <style:text-properties style:font-name="-webkit-standard" style:font-name-asian="-webkit-standard" style:font-name-complex="-webkit-standard"/>
    </style:style>
    <style:style style:name="T59" style:parent-style-name="DefaultParagraphFont" style:family="text">
      <style:text-properties style:font-name="-webkit-standard" style:font-name-asian="-webkit-standard" style:font-name-complex="-webkit-standard" fo:color="#000000"/>
    </style:style>
    <style:style style:name="T60" style:parent-style-name="DefaultParagraphFont" style:family="text">
      <style:text-properties style:font-name="-webkit-standard" style:font-name-asian="-webkit-standard" style:font-name-complex="-webkit-standard" fo:color="#000000"/>
    </style:style>
    <style:style style:name="T61" style:parent-style-name="DefaultParagraphFont" style:family="text">
      <style:text-properties style:font-name="-webkit-standard" style:font-name-asian="-webkit-standard" style:font-name-complex="-webkit-standard" fo:color="#000000"/>
    </style:style>
    <style:style style:name="T62" style:parent-style-name="DefaultParagraphFont" style:family="text">
      <style:text-properties style:font-name="-webkit-standard" style:font-name-asian="-webkit-standard" style:font-name-complex="-webkit-standard" fo:color="#000000"/>
    </style:style>
    <style:style style:name="T63" style:parent-style-name="DefaultParagraphFont" style:family="text">
      <style:text-properties style:font-name="-webkit-standard" style:font-name-asian="-webkit-standard" style:font-name-complex="-webkit-standard"/>
    </style:style>
    <style:style style:name="T64" style:parent-style-name="DefaultParagraphFont" style:family="text">
      <style:text-properties style:font-name="-webkit-standard" style:font-name-asian="-webkit-standard" style:font-name-complex="-webkit-standard" fo:color="#000000"/>
    </style:style>
    <style:style style:name="T65" style:parent-style-name="DefaultParagraphFont" style:family="text">
      <style:text-properties style:font-name="-webkit-standard" style:font-name-asian="-webkit-standard" style:font-name-complex="-webkit-standard" fo:color="#000000"/>
    </style:style>
    <style:style style:name="T66" style:parent-style-name="DefaultParagraphFont" style:family="text">
      <style:text-properties style:font-name="-webkit-standard" style:font-name-asian="-webkit-standard" style:font-name-complex="-webkit-standard" fo:color="#000000"/>
    </style:style>
    <style:style style:name="T67" style:parent-style-name="DefaultParagraphFont" style:family="text">
      <style:text-properties style:font-name="-webkit-standard" style:font-name-asian="-webkit-standard" style:font-name-complex="-webkit-standard" fo:color="#000000"/>
    </style:style>
    <style:style style:name="T68" style:parent-style-name="DefaultParagraphFont" style:family="text">
      <style:text-properties style:font-name="-webkit-standard" style:font-name-asian="-webkit-standard" style:font-name-complex="-webkit-standard"/>
    </style:style>
    <style:style style:name="T69" style:parent-style-name="DefaultParagraphFont" style:family="text">
      <style:text-properties style:font-name="-webkit-standard" style:font-name-asian="-webkit-standard" style:font-name-complex="-webkit-standard"/>
    </style:style>
    <style:style style:name="T70" style:parent-style-name="DefaultParagraphFont" style:family="text">
      <style:text-properties style:font-name="-webkit-standard" style:font-name-asian="-webkit-standard" style:font-name-complex="-webkit-standard" fo:color="#000000"/>
    </style:style>
    <style:style style:name="T71" style:parent-style-name="DefaultParagraphFont" style:family="text">
      <style:text-properties style:font-name="Aptos" style:font-name-asian="Aptos" style:font-name-complex="Aptos"/>
    </style:style>
    <style:style style:name="P72" style:parent-style-name="Normal" style:family="paragraph">
      <style:text-properties style:font-name="-webkit-standard" style:font-name-asian="-webkit-standard" style:font-name-complex="-webkit-standard" fo:color="#000000"/>
    </style:style>
    <style:style style:name="P73" style:parent-style-name="Normal" style:family="paragraph">
      <style:text-properties style:font-name="-webkit-standard" style:font-name-asian="-webkit-standard" style:font-name-complex="-webkit-standard" fo:color="#000000"/>
    </style:style>
    <style:style style:name="P74" style:parent-style-name="Normal" style:family="paragraph">
      <style:text-properties style:font-name="-webkit-standard" style:font-name-asian="-webkit-standard" style:font-name-complex="-webkit-standard" fo:color="#000000"/>
    </style:style>
    <style:style style:name="P75" style:parent-style-name="Normal" style:family="paragraph">
      <style:text-properties style:font-name="-webkit-standard" style:font-name-asian="-webkit-standard" style:font-name-complex="-webkit-standard" fo:color="#000000"/>
    </style:style>
    <style:style style:name="P76" style:parent-style-name="Normal" style:family="paragraph">
      <style:paragraph-properties fo:break-before="page"/>
    </style:style>
    <style:style style:name="P77" style:parent-style-name="Normal" style:family="paragraph">
      <style:text-properties style:font-name="-webkit-standard" style:font-name-asian="-webkit-standard" style:font-name-complex="-webkit-standard" fo:color="#000000"/>
    </style:style>
    <style:style style:name="P78" style:parent-style-name="Normal" style:family="paragraph">
      <style:text-properties style:font-name="-webkit-standard" style:font-name-asian="-webkit-standard" style:font-name-complex="-webkit-standard"/>
    </style:style>
    <style:style style:name="T79" style:parent-style-name="DefaultParagraphFont" style:family="text">
      <style:text-properties style:font-name="-webkit-standard" style:font-name-asian="-webkit-standard" style:font-name-complex="-webkit-standard"/>
    </style:style>
    <style:style style:name="T80" style:parent-style-name="DefaultParagraphFont" style:family="text">
      <style:text-properties style:font-name="-webkit-standard" style:font-name-asian="-webkit-standard" style:font-name-complex="-webkit-standard"/>
    </style:style>
    <style:style style:name="T81" style:parent-style-name="DefaultParagraphFont" style:family="text">
      <style:text-properties style:font-name="-webkit-standard" style:font-name-asian="-webkit-standard" style:font-name-complex="-webkit-standard"/>
    </style:style>
    <style:style style:name="T82" style:parent-style-name="DefaultParagraphFont" style:family="text">
      <style:text-properties style:font-name="-webkit-standard" style:font-name-asian="-webkit-standard" style:font-name-complex="-webkit-standard"/>
    </style:style>
    <style:style style:name="T83" style:parent-style-name="DefaultParagraphFont" style:family="text">
      <style:text-properties style:font-name="-webkit-standard" style:font-name-asian="-webkit-standard" style:font-name-complex="-webkit-standard"/>
    </style:style>
    <style:style style:name="T84" style:parent-style-name="DefaultParagraphFont" style:family="text">
      <style:text-properties style:font-name="-webkit-standard" style:font-name-asian="-webkit-standard" style:font-name-complex="-webkit-standard"/>
    </style:style>
    <style:style style:name="T85" style:parent-style-name="DefaultParagraphFont" style:family="text">
      <style:text-properties style:font-name="-webkit-standard" style:font-name-asian="-webkit-standard" style:font-name-complex="-webkit-standard"/>
    </style:style>
    <style:style style:name="T86" style:parent-style-name="DefaultParagraphFont" style:family="text">
      <style:text-properties style:font-name="-webkit-standard" style:font-name-asian="-webkit-standard" style:font-name-complex="-webkit-standard"/>
    </style:style>
    <style:style style:name="T87" style:parent-style-name="DefaultParagraphFont" style:family="text">
      <style:text-properties style:font-name="-webkit-standard" style:font-name-asian="-webkit-standard" style:font-name-complex="-webkit-standard"/>
    </style:style>
    <style:style style:name="T88" style:parent-style-name="DefaultParagraphFont" style:family="text">
      <style:text-properties style:font-name="-webkit-standard" style:font-name-asian="-webkit-standard" style:font-name-complex="-webkit-standard"/>
    </style:style>
    <style:style style:name="T89" style:parent-style-name="DefaultParagraphFont" style:family="text">
      <style:text-properties style:font-name="-webkit-standard" style:font-name-asian="-webkit-standard" style:font-name-complex="-webkit-standard"/>
    </style:style>
    <style:style style:name="T90" style:parent-style-name="DefaultParagraphFont" style:family="text">
      <style:text-properties style:font-name="-webkit-standard" style:font-name-asian="-webkit-standard" style:font-name-complex="-webkit-standard"/>
    </style:style>
    <style:style style:name="T91" style:parent-style-name="DefaultParagraphFont" style:family="text">
      <style:text-properties style:font-name="-webkit-standard" style:font-name-asian="-webkit-standard" style:font-name-complex="-webkit-standard"/>
    </style:style>
    <style:style style:name="T92" style:parent-style-name="DefaultParagraphFont" style:family="text">
      <style:text-properties style:font-name="-webkit-standard" style:font-name-asian="-webkit-standard" style:font-name-complex="-webkit-standard"/>
    </style:style>
    <style:style style:name="T93" style:parent-style-name="DefaultParagraphFont" style:family="text">
      <style:text-properties style:font-name="-webkit-standard" style:font-name-asian="-webkit-standard" style:font-name-complex="-webkit-standard"/>
    </style:style>
    <style:style style:name="T94" style:parent-style-name="DefaultParagraphFont" style:family="text">
      <style:text-properties style:font-name="-webkit-standard" style:font-name-asian="-webkit-standard" style:font-name-complex="-webkit-standard"/>
    </style:style>
    <style:style style:name="T95" style:parent-style-name="DefaultParagraphFont" style:family="text">
      <style:text-properties style:font-name="-webkit-standard" style:font-name-asian="-webkit-standard" style:font-name-complex="-webkit-standard"/>
    </style:style>
    <style:style style:name="T96" style:parent-style-name="DefaultParagraphFont" style:family="text">
      <style:text-properties style:font-name="-webkit-standard" style:font-name-asian="-webkit-standard" style:font-name-complex="-webkit-standard"/>
    </style:style>
    <style:style style:name="T97" style:parent-style-name="DefaultParagraphFont" style:family="text">
      <style:text-properties style:font-name="-webkit-standard" style:font-name-asian="-webkit-standard" style:font-name-complex="-webkit-standard"/>
    </style:style>
    <style:style style:name="T98" style:parent-style-name="DefaultParagraphFont" style:family="text">
      <style:text-properties style:font-name="-webkit-standard" style:font-name-asian="-webkit-standard" style:font-name-complex="-webkit-standard"/>
    </style:style>
    <style:style style:name="T99" style:parent-style-name="DefaultParagraphFont" style:family="text">
      <style:text-properties style:font-name="-webkit-standard" style:font-name-asian="-webkit-standard" style:font-name-complex="-webkit-standard"/>
    </style:style>
    <style:style style:name="T100" style:parent-style-name="DefaultParagraphFont" style:family="text">
      <style:text-properties style:font-name="-webkit-standard" style:font-name-asian="-webkit-standard" style:font-name-complex="-webkit-standard"/>
    </style:style>
    <style:style style:name="T101" style:parent-style-name="DefaultParagraphFont" style:family="text">
      <style:text-properties style:font-name="-webkit-standard" style:font-name-asian="-webkit-standard" style:font-name-complex="-webkit-standard"/>
    </style:style>
    <style:style style:name="T102" style:parent-style-name="DefaultParagraphFont" style:family="text">
      <style:text-properties style:font-name="-webkit-standard" style:font-name-asian="-webkit-standard" style:font-name-complex="-webkit-standard"/>
    </style:style>
    <style:style style:name="T103" style:parent-style-name="DefaultParagraphFont" style:family="text">
      <style:text-properties style:font-name="-webkit-standard" style:font-name-asian="-webkit-standard" style:font-name-complex="-webkit-standard"/>
    </style:style>
    <style:style style:name="T104" style:parent-style-name="DefaultParagraphFont" style:family="text">
      <style:text-properties style:font-name="-webkit-standard" style:font-name-asian="-webkit-standard" style:font-name-complex="-webkit-standard"/>
    </style:style>
    <style:style style:name="T105" style:parent-style-name="DefaultParagraphFont" style:family="text">
      <style:text-properties style:font-name="-webkit-standard" style:font-name-asian="-webkit-standard" style:font-name-complex="-webkit-standard"/>
    </style:style>
    <style:style style:name="T106" style:parent-style-name="DefaultParagraphFont" style:family="text">
      <style:text-properties style:font-name="-webkit-standard" style:font-name-asian="-webkit-standard" style:font-name-complex="-webkit-standard"/>
    </style:style>
    <style:style style:name="T107" style:parent-style-name="DefaultParagraphFont" style:family="text">
      <style:text-properties style:font-name="-webkit-standard" style:font-name-asian="-webkit-standard" style:font-name-complex="-webkit-standard"/>
    </style:style>
    <style:style style:name="T108" style:parent-style-name="DefaultParagraphFont" style:family="text">
      <style:text-properties style:font-name="-webkit-standard" style:font-name-asian="-webkit-standard" style:font-name-complex="-webkit-standard"/>
    </style:style>
    <style:style style:name="T109" style:parent-style-name="DefaultParagraphFont" style:family="text">
      <style:text-properties style:font-name="-webkit-standard" style:font-name-asian="-webkit-standard" style:font-name-complex="-webkit-standard"/>
    </style:style>
    <style:style style:name="T110" style:parent-style-name="DefaultParagraphFont" style:family="text">
      <style:text-properties style:font-name="-webkit-standard" style:font-name-asian="-webkit-standard" style:font-name-complex="-webkit-standard"/>
    </style:style>
    <style:style style:name="T111" style:parent-style-name="DefaultParagraphFont" style:family="text">
      <style:text-properties style:font-name="-webkit-standard" style:font-name-asian="-webkit-standard" style:font-name-complex="-webkit-standard"/>
    </style:style>
    <style:style style:name="T112" style:parent-style-name="DefaultParagraphFont" style:family="text">
      <style:text-properties style:font-name="-webkit-standard" style:font-name-asian="-webkit-standard" style:font-name-complex="-webkit-standard"/>
    </style:style>
    <style:style style:name="T113" style:parent-style-name="DefaultParagraphFont" style:family="text">
      <style:text-properties style:font-name="-webkit-standard" style:font-name-asian="-webkit-standard" style:font-name-complex="-webkit-standard"/>
    </style:style>
    <style:style style:name="T114" style:parent-style-name="DefaultParagraphFont" style:family="text">
      <style:text-properties style:font-name="-webkit-standard" style:font-name-asian="-webkit-standard" style:font-name-complex="-webkit-standard"/>
    </style:style>
    <style:style style:name="T115" style:parent-style-name="DefaultParagraphFont" style:family="text">
      <style:text-properties style:font-name="-webkit-standard" style:font-name-asian="-webkit-standard" style:font-name-complex="-webkit-standard"/>
    </style:style>
    <style:style style:name="T116" style:parent-style-name="DefaultParagraphFont" style:family="text">
      <style:text-properties style:font-name="-webkit-standard" style:font-name-asian="-webkit-standard" style:font-name-complex="-webkit-standard"/>
    </style:style>
    <style:style style:name="T117" style:parent-style-name="DefaultParagraphFont" style:family="text">
      <style:text-properties style:font-name="-webkit-standard" style:font-name-asian="-webkit-standard" style:font-name-complex="-webkit-standard"/>
    </style:style>
    <style:style style:name="T118" style:parent-style-name="DefaultParagraphFont" style:family="text">
      <style:text-properties style:font-name="-webkit-standard" style:font-name-asian="-webkit-standard" style:font-name-complex="-webkit-standard"/>
    </style:style>
    <style:style style:name="T119" style:parent-style-name="DefaultParagraphFont" style:family="text">
      <style:text-properties style:font-name="-webkit-standard" style:font-name-asian="-webkit-standard" style:font-name-complex="-webkit-standard"/>
    </style:style>
    <style:style style:name="T120" style:parent-style-name="DefaultParagraphFont" style:family="text">
      <style:text-properties style:font-name="-webkit-standard" style:font-name-asian="-webkit-standard" style:font-name-complex="-webkit-standard"/>
    </style:style>
    <style:style style:name="T121" style:parent-style-name="DefaultParagraphFont" style:family="text">
      <style:text-properties style:font-name="-webkit-standard" style:font-name-asian="-webkit-standard" style:font-name-complex="-webkit-standard"/>
    </style:style>
    <style:style style:name="T122" style:parent-style-name="DefaultParagraphFont" style:family="text">
      <style:text-properties style:font-name="-webkit-standard" style:font-name-asian="-webkit-standard" style:font-name-complex="-webkit-standard"/>
    </style:style>
    <style:style style:name="P123" style:parent-style-name="Normal" style:family="paragraph">
      <style:text-properties style:font-name="-webkit-standard" style:font-name-asian="-webkit-standard" style:font-name-complex="-webkit-standard"/>
    </style:style>
    <style:style style:name="T124" style:parent-style-name="DefaultParagraphFont" style:family="text">
      <style:text-properties style:font-name="-webkit-standard" style:font-name-asian="-webkit-standard" style:font-name-complex="-webkit-standard"/>
    </style:style>
    <style:style style:name="T125" style:parent-style-name="DefaultParagraphFont" style:family="text">
      <style:text-properties style:font-name="-webkit-standard" style:font-name-asian="-webkit-standard" style:font-name-complex="-webkit-standard"/>
    </style:style>
    <style:style style:name="T126" style:parent-style-name="DefaultParagraphFont" style:family="text">
      <style:text-properties style:font-name="-webkit-standard" style:font-name-asian="-webkit-standard" style:font-name-complex="-webkit-standard"/>
    </style:style>
    <style:style style:name="T127" style:parent-style-name="DefaultParagraphFont" style:family="text">
      <style:text-properties style:font-name="-webkit-standard" style:font-name-asian="-webkit-standard" style:font-name-complex="-webkit-standard"/>
    </style:style>
    <style:style style:name="T128" style:parent-style-name="DefaultParagraphFont" style:family="text">
      <style:text-properties style:font-name="-webkit-standard" style:font-name-asian="-webkit-standard" style:font-name-complex="-webkit-standard"/>
    </style:style>
    <style:style style:name="T129" style:parent-style-name="DefaultParagraphFont" style:family="text">
      <style:text-properties style:font-name="-webkit-standard" style:font-name-asian="-webkit-standard" style:font-name-complex="-webkit-standard"/>
    </style:style>
    <style:style style:name="T130" style:parent-style-name="DefaultParagraphFont" style:family="text">
      <style:text-properties style:font-name="-webkit-standard" style:font-name-asian="-webkit-standard" style:font-name-complex="-webkit-standard"/>
    </style:style>
    <style:style style:name="T131" style:parent-style-name="DefaultParagraphFont" style:family="text">
      <style:text-properties style:font-name="-webkit-standard" style:font-name-asian="-webkit-standard" style:font-name-complex="-webkit-standard"/>
    </style:style>
    <style:style style:name="T132" style:parent-style-name="DefaultParagraphFont" style:family="text">
      <style:text-properties style:font-name="-webkit-standard" style:font-name-asian="-webkit-standard" style:font-name-complex="-webkit-standard"/>
    </style:style>
    <style:style style:name="T133" style:parent-style-name="DefaultParagraphFont" style:family="text">
      <style:text-properties style:font-name="-webkit-standard" style:font-name-asian="-webkit-standard" style:font-name-complex="-webkit-standard"/>
    </style:style>
    <style:style style:name="T134" style:parent-style-name="DefaultParagraphFont" style:family="text">
      <style:text-properties style:font-name="-webkit-standard" style:font-name-asian="-webkit-standard" style:font-name-complex="-webkit-standard"/>
    </style:style>
    <style:style style:name="T135" style:parent-style-name="DefaultParagraphFont" style:family="text">
      <style:text-properties style:font-name="-webkit-standard" style:font-name-asian="-webkit-standard" style:font-name-complex="-webkit-standard"/>
    </style:style>
    <style:style style:name="T136" style:parent-style-name="DefaultParagraphFont" style:family="text">
      <style:text-properties style:font-name="-webkit-standard" style:font-name-asian="-webkit-standard" style:font-name-complex="-webkit-standard"/>
    </style:style>
    <style:style style:name="T137" style:parent-style-name="DefaultParagraphFont" style:family="text">
      <style:text-properties style:font-name="-webkit-standard" style:font-name-asian="-webkit-standard" style:font-name-complex="-webkit-standard"/>
    </style:style>
    <style:style style:name="T138" style:parent-style-name="DefaultParagraphFont" style:family="text">
      <style:text-properties style:font-name="-webkit-standard" style:font-name-asian="-webkit-standard" style:font-name-complex="-webkit-standard"/>
    </style:style>
    <style:style style:name="T139" style:parent-style-name="DefaultParagraphFont" style:family="text">
      <style:text-properties style:font-name="-webkit-standard" style:font-name-asian="-webkit-standard" style:font-name-complex="-webkit-standard"/>
    </style:style>
    <style:style style:name="T140" style:parent-style-name="DefaultParagraphFont" style:family="text">
      <style:text-properties style:font-name="-webkit-standard" style:font-name-asian="-webkit-standard" style:font-name-complex="-webkit-standard"/>
    </style:style>
    <style:style style:name="T141" style:parent-style-name="DefaultParagraphFont" style:family="text">
      <style:text-properties style:font-name="-webkit-standard" style:font-name-asian="-webkit-standard" style:font-name-complex="-webkit-standard"/>
    </style:style>
    <style:style style:name="T142" style:parent-style-name="DefaultParagraphFont" style:family="text">
      <style:text-properties style:font-name="-webkit-standard" style:font-name-asian="-webkit-standard" style:font-name-complex="-webkit-standard"/>
    </style:style>
    <style:style style:name="T143" style:parent-style-name="DefaultParagraphFont" style:family="text">
      <style:text-properties style:font-name="-webkit-standard" style:font-name-asian="-webkit-standard" style:font-name-complex="-webkit-standard"/>
    </style:style>
    <style:style style:name="T144" style:parent-style-name="DefaultParagraphFont" style:family="text">
      <style:text-properties style:font-name="-webkit-standard" style:font-name-asian="-webkit-standard" style:font-name-complex="-webkit-standard"/>
    </style:style>
    <style:style style:name="T145" style:parent-style-name="DefaultParagraphFont" style:family="text">
      <style:text-properties style:font-name="-webkit-standard" style:font-name-asian="-webkit-standard" style:font-name-complex="-webkit-standard"/>
    </style:style>
    <style:style style:name="T146" style:parent-style-name="DefaultParagraphFont" style:family="text">
      <style:text-properties style:font-name="-webkit-standard" style:font-name-asian="-webkit-standard" style:font-name-complex="-webkit-standard"/>
    </style:style>
    <style:style style:name="T147" style:parent-style-name="DefaultParagraphFont" style:family="text">
      <style:text-properties style:font-name="-webkit-standard" style:font-name-asian="-webkit-standard" style:font-name-complex="-webkit-standard"/>
    </style:style>
    <style:style style:name="T148" style:parent-style-name="DefaultParagraphFont" style:family="text">
      <style:text-properties style:font-name="-webkit-standard" style:font-name-asian="-webkit-standard" style:font-name-complex="-webkit-standard"/>
    </style:style>
    <style:style style:name="T149" style:parent-style-name="DefaultParagraphFont" style:family="text">
      <style:text-properties style:font-name="-webkit-standard" style:font-name-asian="-webkit-standard" style:font-name-complex="-webkit-standard"/>
    </style:style>
    <style:style style:name="T150" style:parent-style-name="DefaultParagraphFont" style:family="text">
      <style:text-properties style:font-name="-webkit-standard" style:font-name-asian="-webkit-standard" style:font-name-complex="-webkit-standard"/>
    </style:style>
    <style:style style:name="T151" style:parent-style-name="DefaultParagraphFont" style:family="text">
      <style:text-properties style:font-name="-webkit-standard" style:font-name-asian="-webkit-standard" style:font-name-complex="-webkit-standard"/>
    </style:style>
    <style:style style:name="T152" style:parent-style-name="DefaultParagraphFont" style:family="text">
      <style:text-properties style:font-name="-webkit-standard" style:font-name-asian="-webkit-standard" style:font-name-complex="-webkit-standard"/>
    </style:style>
    <style:style style:name="T153" style:parent-style-name="DefaultParagraphFont" style:family="text">
      <style:text-properties style:font-name="-webkit-standard" style:font-name-asian="-webkit-standard" style:font-name-complex="-webkit-standard"/>
    </style:style>
    <style:style style:name="T154" style:parent-style-name="DefaultParagraphFont" style:family="text">
      <style:text-properties style:font-name="-webkit-standard" style:font-name-asian="-webkit-standard" style:font-name-complex="-webkit-standard"/>
    </style:style>
    <style:style style:name="T155" style:parent-style-name="DefaultParagraphFont" style:family="text">
      <style:text-properties style:font-name="-webkit-standard" style:font-name-asian="-webkit-standard" style:font-name-complex="-webkit-standard"/>
    </style:style>
    <style:style style:name="T156" style:parent-style-name="DefaultParagraphFont" style:family="text">
      <style:text-properties style:font-name="-webkit-standard" style:font-name-asian="-webkit-standard" style:font-name-complex="-webkit-standard"/>
    </style:style>
    <style:style style:name="T157" style:parent-style-name="DefaultParagraphFont" style:family="text">
      <style:text-properties style:font-name="-webkit-standard" style:font-name-asian="-webkit-standard" style:font-name-complex="-webkit-standard"/>
    </style:style>
    <style:style style:name="T158" style:parent-style-name="DefaultParagraphFont" style:family="text">
      <style:text-properties style:font-name="-webkit-standard" style:font-name-asian="-webkit-standard" style:font-name-complex="-webkit-standard"/>
    </style:style>
    <style:style style:name="T159" style:parent-style-name="DefaultParagraphFont" style:family="text">
      <style:text-properties style:font-name="-webkit-standard" style:font-name-asian="-webkit-standard" style:font-name-complex="-webkit-standard"/>
    </style:style>
    <style:style style:name="T160" style:parent-style-name="DefaultParagraphFont" style:family="text">
      <style:text-properties style:font-name="-webkit-standard" style:font-name-asian="-webkit-standard" style:font-name-complex="-webkit-standard"/>
    </style:style>
    <style:style style:name="T161" style:parent-style-name="DefaultParagraphFont" style:family="text">
      <style:text-properties style:font-name="-webkit-standard" style:font-name-asian="-webkit-standard" style:font-name-complex="-webkit-standard"/>
    </style:style>
    <style:style style:name="P162" style:parent-style-name="Normal" style:family="paragraph">
      <style:text-properties style:font-name="-webkit-standard" style:font-name-asian="-webkit-standard" style:font-name-complex="-webkit-standard"/>
    </style:style>
    <style:style style:name="T163" style:parent-style-name="DefaultParagraphFont" style:family="text">
      <style:text-properties style:font-name="-webkit-standard" style:font-name-asian="-webkit-standard" style:font-name-complex="-webkit-standard"/>
    </style:style>
    <style:style style:name="T164" style:parent-style-name="DefaultParagraphFont" style:family="text">
      <style:text-properties style:font-name="-webkit-standard" style:font-name-asian="-webkit-standard" style:font-name-complex="-webkit-standard"/>
    </style:style>
    <style:style style:name="T165" style:parent-style-name="DefaultParagraphFont" style:family="text">
      <style:text-properties style:font-name="-webkit-standard" style:font-name-asian="-webkit-standard" style:font-name-complex="-webkit-standard"/>
    </style:style>
    <style:style style:name="T166" style:parent-style-name="DefaultParagraphFont" style:family="text">
      <style:text-properties style:font-name="-webkit-standard" style:font-name-asian="-webkit-standard" style:font-name-complex="-webkit-standard"/>
    </style:style>
    <style:style style:name="T167" style:parent-style-name="DefaultParagraphFont" style:family="text">
      <style:text-properties style:font-name="-webkit-standard" style:font-name-asian="-webkit-standard" style:font-name-complex="-webkit-standard"/>
    </style:style>
    <style:style style:name="T168" style:parent-style-name="DefaultParagraphFont" style:family="text">
      <style:text-properties style:font-name="-webkit-standard" style:font-name-asian="-webkit-standard" style:font-name-complex="-webkit-standard"/>
    </style:style>
    <style:style style:name="T169" style:parent-style-name="DefaultParagraphFont" style:family="text">
      <style:text-properties style:font-name="-webkit-standard" style:font-name-asian="-webkit-standard" style:font-name-complex="-webkit-standard"/>
    </style:style>
    <style:style style:name="T170" style:parent-style-name="DefaultParagraphFont" style:family="text">
      <style:text-properties style:font-name="-webkit-standard" style:font-name-asian="-webkit-standard" style:font-name-complex="-webkit-standard"/>
    </style:style>
    <style:style style:name="T171" style:parent-style-name="DefaultParagraphFont" style:family="text">
      <style:text-properties style:font-name="-webkit-standard" style:font-name-asian="-webkit-standard" style:font-name-complex="-webkit-standard"/>
    </style:style>
    <style:style style:name="T172" style:parent-style-name="DefaultParagraphFont" style:family="text">
      <style:text-properties style:font-name="-webkit-standard" style:font-name-asian="-webkit-standard" style:font-name-complex="-webkit-standard"/>
    </style:style>
  </office:automatic-styles>
  <office:body>
    <office:text text:use-soft-page-breaks="true">
      <text:p text:style-name="P1"/>
      <table:table table:style-name="Table2">
        <table:table-columns>
          <table:table-column table:style-name="TableColumn3"/>
          <table:table-column table:style-name="TableColumn4"/>
        </table:table-columns>
        <table:table-row table:style-name="TableRow5">
          <table:table-cell table:style-name="TableCell6" table:number-columns-spanned="2">
            <text:p text:style-name="P7">Roles of Team Members</text:p>
          </table:table-cell>
          <table:covered-table-cell/>
        </table:table-row>
        <table:table-row table:style-name="TableRow8">
          <table:table-cell table:style-name="TableCell9">
            <text:p text:style-name="P10">Names</text:p>
          </table:table-cell>
          <table:table-cell table:style-name="TableCell11">
            <text:p text:style-name="P12">Roles</text:p>
          </table:table-cell>
        </table:table-row>
        <table:table-row table:style-name="TableRow13">
          <table:table-cell table:style-name="TableCell14">
            <text:p text:style-name="P15"><text:span text:style-name="T16">Jinling Qiu (Leader)</text:span></text:p>
            <text:p text:style-name="P17"/>
          </table:table-cell>
          <table:table-cell table:style-name="TableCell18">
            <text:list text:style-name="LFO12" text:continue-numbering="true">
              <text:list-item>
                <text:p text:style-name="P19"/>
              </text:list-item>
              <text:list-item>
                <text:p text:style-name="P20">Mechanical Part (connect work station to the robot)</text:p>
              </text:list-item>
              <text:list-item>
                <text:p text:style-name="P21">Streaming transfer, robot control</text:p>
              </text:list-item>
              <text:list-item>
                <text:p text:style-name="P22">Evaluation and test the model<text:s/></text:p>
              </text:list-item>
              <text:list-item>
                <text:p text:style-name="P23">Presentation Preparation</text:p>
              </text:list-item>
            </text:list>
          </table:table-cell>
        </table:table-row>
        <table:table-row table:style-name="TableRow24">
          <table:table-cell table:style-name="TableCell25">
            <text:p text:style-name="P26">Yanrui Lee</text:p>
          </table:table-cell>
          <table:table-cell table:style-name="TableCell27">
            <text:list text:style-name="LFO7" text:continue-numbering="true">
              <text:list-item>
                <text:p text:style-name="P28">Code Reproduction</text:p>
              </text:list-item>
              <text:list-item>
                <text:p text:style-name="P29">Transferring model from Pytorch to Universal platform</text:p>
              </text:list-item>
              <text:list-item>
                <text:p text:style-name="P30">Evaluation and test the model<text:s/></text:p>
              </text:list-item>
              <text:list-item>
                <text:p text:style-name="P31">Presentation Preparation</text:p>
              </text:list-item>
            </text:list>
          </table:table-cell>
        </table:table-row>
        <table:table-row table:style-name="TableRow32">
          <table:table-cell table:style-name="TableCell33">
            <text:p text:style-name="P34">Yulin Huang</text:p>
          </table:table-cell>
          <table:table-cell table:style-name="TableCell35">
            <text:list text:style-name="LFO7" text:continue-numbering="true">
              <text:list-item>
                <text:p text:style-name="P36">Code Reproduction</text:p>
              </text:list-item>
              <text:list-item>
                <text:p text:style-name="P37">Transferring model from Pytorch to Universal platform</text:p>
              </text:list-item>
              <text:list-item>
                <text:p text:style-name="P38">Evaluation and test the model<text:s/></text:p>
              </text:list-item>
              <text:list-item>
                <text:p text:style-name="P39">Presentation Preparation</text:p>
              </text:list-item>
            </text:list>
          </table:table-cell>
        </table:table-row>
        <table:table-row table:style-name="TableRow40">
          <table:table-cell table:style-name="TableCell41">
            <text:p text:style-name="P42"><text:span text:style-name="T43">Leen AlShelh</text:span></text:p>
          </table:table-cell>
          <table:table-cell table:style-name="TableCell44">
            <text:list text:style-name="LFO8" text:continue-numbering="true">
              <text:list-item>
                <text:p text:style-name="P45">Code Reproduction</text:p>
              </text:list-item>
              <text:list-item>
                <text:p text:style-name="P46">Transferring model from Pytorch to Universal platform</text:p>
              </text:list-item>
              <text:list-item>
                <text:p text:style-name="P47">Evaluation and test the model<text:s/></text:p>
              </text:list-item>
              <text:list-item>
                <text:p text:style-name="P48">Presentation Preparation</text:p>
              </text:list-item>
            </text:list>
          </table:table-cell>
        </table:table-row>
        <table:table-row table:style-name="TableRow49">
          <table:table-cell table:style-name="TableCell50">
            <text:p text:style-name="P51"><text:span text:style-name="T52">Jie Li</text:span></text:p>
          </table:table-cell>
          <table:table-cell table:style-name="TableCell53">
            <text:list text:style-name="LFO13" text:continue-numbering="true">
              <text:list-item>
                <text:p text:style-name="P54">Mechanical Part (connect work station to the robot)</text:p>
              </text:list-item>
              <text:list-item>
                <text:p text:style-name="P55">Streaming transfer, robot control</text:p>
              </text:list-item>
              <text:list-item>
                <text:p text:style-name="P56">Evaluation and test the model<text:s/></text:p>
              </text:list-item>
              <text:list-item>
                <text:p text:style-name="P57">Presentation Preparation</text:p>
              </text:list-item>
            </text:list>
          </table:table-cell>
        </table:table-row>
      </table:table>
      <text:p text:style-name="P58"/>
      <text:p text:style-name="Normal"><text:span text:style-name="T59">Minimally invasive surgery (MIS) has expanded significantly in modern medicine, driven by advancements in robotics and technology. MIS involves a surgeon using elongated instruments and a surgical camera inserted through small incisions, resulting in reduced trauma to the patient</text:span><text:span text:style-name="T60"><text:s/>compared to open surgery</text:span><text:span text:style-name="T61"><text:s/>(mcafee2010minimally</text:span><text:span text:style-name="T62">,<text:s/></text:span><text:span text:style-name="T63">allan20183</text:span><text:span text:style-name="T64">). Research indicates that MIS often leads to better outcomes, such as shorter patient recovery times and increased surgical efficiency (mcafee2010minimally). However, MIS is also limited by factors such as reduced tactile feedback and depth perception, which can complicate the surgeon’s<text:s/></text:span><text:span text:style-name="T65">tool manipulation<text:s/></text:span><text:span text:style-name="T66">and contribute to increased cognitive workload</text:span><text:span text:style-name="T67">, especially when the surgeon relies solely on visual feedback.<text:s/></text:span>(allan20183,<text:s/><text:span text:style-name="T68">allan2017visual)</text:span><text:span text:style-name="T69"><text:s/></text:span><text:span text:style-name="T70">Moreover, the training process for new surgeons is lengthy, as it takes considerable time for them to master the techniques.(</text:span><text:span text:style-name="T71">allan20183)<text:s/></text:span></text:p>
      <text:p text:style-name="P72"/>
      <text:p text:style-name="P73"/>
      <text:p text:style-name="P74"/>
      <text:p text:style-name="P75"/>
      <text:p text:style-name="P76"/>
      <text:p text:style-name="P77"/>
      <text:p text:style-name="P78">BIB:</text:p>
      <text:p text:style-name="Normal"><text:span text:style-name="T79">@article{fan2018minimally,</text:span><text:line-break/><text:span text:style-name="T80"><text:s text:c="2"/>title={Minimally invasive versus open surgery in the Medicare population: a comparison of post-operative and economic outcomes},</text:span><text:line-break/><text:span text:style-name="T81"><text:s text:c="2"/>author={Fan, Caleb J and Chien, Hung-Lun and Weiss, Matthew J and He, Jin and Wolfgang, Christopher L and Cameron, John L and Pawlik, Timothy M and Makary, Martin A},</text:span><text:line-break/><text:span text:style-name="T82"><text:s text:c="2"/>journal={Surgical endoscopy},</text:span><text:line-break/><text:span text:style-name="T83"><text:s text:c="2"/>volume={32},</text:span><text:line-break/><text:span text:style-name="T84"><text:s text:c="2"/>pages={3874--3880},</text:span><text:line-break/><text:span text:style-name="T85"><text:s text:c="2"/>year={2018},</text:span><text:line-break/><text:span text:style-name="T86"><text:s text:c="2"/>publisher={Springer}</text:span><text:line-break/><text:span text:style-name="T87">}</text:span></text:p>
      <text:p text:style-name="Normal"><text:span text:style-name="T88">@article{mcafee2010minimally,</text:span><text:line-break/><text:span text:style-name="T89"><text:s text:c="2"/>title={Minimally invasive spine surgery},</text:span><text:line-break/><text:span text:style-name="T90"><text:s text:c="2"/>author={McAfee, Paul C and Phillips, Frank M and Andersson, Gunnar and Buvenenadran, Asokumar and Kim, Choll W and Lauryssen, Carl and Isaacs, Robert E and Youssef, Jim A and Brodke, Darrel S and Cappuccino, Andrew and others},</text:span><text:line-break/><text:span text:style-name="T91"><text:s text:c="2"/>journal={Spine},</text:span><text:line-break/><text:span text:style-name="T92"><text:s text:c="2"/>volume={35},</text:span><text:line-break/><text:span text:style-name="T93"><text:s text:c="2"/>number={26S},</text:span><text:line-break/><text:span text:style-name="T94"><text:s text:c="2"/>pages={S271--S273},</text:span><text:line-break/><text:span text:style-name="T95"><text:s text:c="2"/>year={2010},</text:span><text:line-break/><text:span text:style-name="T96"><text:s text:c="2"/>publisher={LWW}</text:span><text:line-break/><text:span text:style-name="T97">}</text:span></text:p>
      <text:p text:style-name="Normal"><text:span text:style-name="T98">@article{cartucho2022enhanced,</text:span><text:line-break/><text:span text:style-name="T99"><text:s text:c="2"/>title={An enhanced marker pattern that achieves improved accuracy in surgical tool tracking},</text:span><text:line-break/><text:span text:style-name="T100"><text:s text:c="2"/>author={Cartucho, Jo{\~a}o and Wang, Chiyu and Huang, Baoru and S. Elson, Dan and Darzi, Ara and Giannarou, Stamatia},</text:span><text:line-break/><text:span text:style-name="T101"><text:s text:c="2"/>journal={Computer Methods in Biomechanics and Biomedical Engineering: Imaging \&amp; Visualization},</text:span><text:line-break/><text:span text:style-name="T102"><text:s text:c="2"/>volume={10},</text:span><text:line-break/><text:span text:style-name="T103"><text:s text:c="2"/>number={4},</text:span><text:line-break/><text:span text:style-name="T104"><text:s text:c="2"/>pages={400--408},</text:span><text:line-break/><text:span text:style-name="T105"><text:s text:c="2"/>year={2022},</text:span><text:line-break/><text:span text:style-name="T106"><text:s text:c="2"/>publisher={Taylor \&amp; Francis}</text:span><text:line-break/><text:span text:style-name="T107">}</text:span></text:p>
      <text:p text:style-name="Normal"><text:span text:style-name="T108">@article{kassahun2016surgical,</text:span><text:line-break/><text:span text:style-name="T109"><text:s text:c="2"/>title={Surgical robotics beyond enhanced dexterity instrumentation: a survey of machine learning techniques and their role in intelligent and autonomous surgical actions},</text:span><text:line-break/><text:span text:style-name="T110"><text:s text:c="2"/>author={Kassahun, Yohannes and Yu, Bingbin and Tibebu, Abraham Temesgen and Stoyanov, Danail and Giannarou, Stamatia and Metzen, Jan Hendrik and Vander Poorten, Emmanuel},</text:span><text:line-break/><text:span text:style-name="T111"><text:s text:c="2"/>journal={International journal of computer assisted radiology and surgery},</text:span><text:line-break/><text:span text:style-name="T112"><text:s text:c="2"/>volume={11},</text:span><text:line-break/><text:span text:style-name="T113"><text:s text:c="2"/>pages={553--568},</text:span><text:line-break/><text:span text:style-name="T114"><text:s text:c="2"/>year={2016},</text:span><text:line-break/><text:span text:style-name="T115"><text:s text:c="2"/>publisher={Springer}</text:span><text:line-break/><text:span text:style-name="T116">}</text:span></text:p>
      <text:p text:style-name="Normal"><text:span text:style-name="T117">@phdthesis{allan2017visual,</text:span><text:line-break/><text:span text:style-name="T118"><text:s text:c="2"/>title={Visual tracking of instruments in minimally invasive surgery},</text:span><text:line-break/><text:span text:style-name="T119"><text:s text:c="2"/>author={Allan, MH},</text:span><text:line-break/><text:span text:style-name="T120"><text:s text:c="2"/>year={2017},</text:span><text:line-break/><text:span text:style-name="T121"><text:s text:c="2"/>school={UCL (University College London)}</text:span><text:line-break/><text:span text:style-name="T122">}</text:span></text:p>
      <text:p text:style-name="P123"/>
      <text:p text:style-name="Normal"><text:span text:style-name="T124">@article{allan20183,</text:span><text:line-break/><text:span text:style-name="T125"><text:s text:c="2"/>title={3-D pose estimation of articulated instruments in robotic minimally invasive surgery},</text:span><text:line-break/><text:span text:style-name="T126"><text:s text:c="2"/>author={Allan, Max and Ourselin, S{\'e}bastien and Hawkes, David J and Kelly, John D and Stoyanov, Danail},</text:span><text:line-break/><text:span text:style-name="T127"><text:s text:c="2"/>journal={IEEE transactions on medical imaging},</text:span><text:line-break/><text:span text:style-name="T128"><text:s text:c="2"/>volume={37},</text:span><text:line-break/><text:span text:style-name="T129"><text:s text:c="2"/>number={5},</text:span><text:line-break/><text:span text:style-name="T130"><text:s text:c="2"/>pages={1204--1213},</text:span><text:line-break/><text:span text:style-name="T131"><text:s text:c="2"/>year={2018},</text:span><text:line-break/><text:span text:style-name="T132"><text:s text:c="2"/>publisher={IEEE}</text:span><text:line-break/><text:span text:style-name="T133">}</text:span></text:p>
      <text:p text:style-name="Normal"><text:span text:style-name="T134">@article{hein2021towards,</text:span><text:line-break/><text:span text:style-name="T135"><text:s text:c="2"/>title={Towards markerless surgical tool and hand pose estimation},</text:span><text:line-break/><text:span text:style-name="T136"><text:s text:c="2"/>author={Hein, Jonas and Seibold, Matthias and Bogo, Federica and Farshad, Mazda and Pollefeys, Marc and F{\"u}rnstahl, Philipp and Navab, Nassir},</text:span><text:line-break/><text:span text:style-name="T137"><text:s text:c="2"/>journal={International journal of computer assisted radiology and surgery},</text:span><text:line-break/><text:span text:style-name="T138"><text:s text:c="2"/>volume={16},</text:span><text:line-break/><text:span text:style-name="T139"><text:s text:c="2"/>pages={799--808},</text:span><text:line-break/><text:span text:style-name="T140"><text:s text:c="2"/>year={2021},</text:span><text:line-break/><text:span text:style-name="T141"><text:s text:c="2"/>publisher={Springer}</text:span><text:line-break/><text:span text:style-name="T142">}</text:span></text:p>
      <text:p text:style-name="Normal"><text:span text:style-name="T143">@article{wesierski2018instrument,</text:span><text:line-break/><text:span text:style-name="T144"><text:s text:c="2"/>title={Instrument detection and pose estimation with rigid part mixtures model in video-assisted surgeries},</text:span><text:line-break/><text:span text:style-name="T145"><text:s text:c="2"/>author={Wesierski, Daniel and Jezierska, Anna},</text:span><text:line-break/><text:span text:style-name="T146"><text:s text:c="2"/>journal={Medical image analysis},</text:span><text:line-break/><text:span text:style-name="T147"><text:s text:c="2"/>volume={46},</text:span><text:line-break/><text:span text:style-name="T148"><text:s text:c="2"/>pages={244--265},</text:span><text:line-break/><text:span text:style-name="T149"><text:s text:c="2"/>year={2018},</text:span><text:line-break/><text:span text:style-name="T150"><text:s text:c="2"/>publisher={Elsevier}</text:span><text:line-break/><text:span text:style-name="T151">}</text:span></text:p>
      <text:p text:style-name="Normal"><text:span text:style-name="T152">@article{robu2021towards,</text:span><text:line-break/><text:span text:style-name="T153"><text:s text:c="2"/>title={Towards real-time multiple surgical tool tracking},</text:span><text:line-break/><text:span text:style-name="T154"><text:s text:c="2"/>author={Robu, Maria and Kadkhodamohammadi, Abdolrahim and Luengo, Imanol and Stoyanov, Danail},</text:span><text:line-break/><text:span text:style-name="T155"><text:s text:c="2"/>journal={Computer Methods in Biomechanics and Biomedical Engineering: Imaging \&amp; Visualization},</text:span><text:line-break/><text:span text:style-name="T156"><text:s text:c="2"/>volume={9},</text:span><text:line-break/><text:span text:style-name="T157"><text:s text:c="2"/>number={3},</text:span><text:line-break/><text:span text:style-name="T158"><text:s text:c="2"/>pages={279--285},</text:span><text:line-break/><text:span text:style-name="T159"><text:s text:c="2"/>year={2021},</text:span><text:line-break/><text:span text:style-name="T160"><text:s text:c="2"/>publisher={Taylor \&amp; Francis}</text:span><text:line-break/><text:span text:style-name="T161">}</text:span></text:p>
      <text:p text:style-name="P162">@article{plerhoples2012aching, title={The aching surgeon: a survey of physical discomfort and symptoms following open, laparoscopic, and robotic surgery}, author={Plerhoples, Timothy A and Hernandez-Boussard, Tina and Wren, Sherry M}, journal={Journal of robotic surgery}, volume={6}, pages={65--72}, year={2012}, publisher={Springer} }</text:p>
      <text:p text:style-name="Normal"><text:span text:style-name="T163">@article{shugaba2022should,</text:span><text:line-break/><text:span text:style-name="T164"><text:s text:c="2"/>title={Should all minimal access surgery be robot-assisted? A systematic review into the musculoskeletal and cognitive demands of laparoscopic and robot-assisted laparoscopic surgery},</text:span><text:line-break/><text:span text:style-name="T165"><text:s text:c="2"/>author={Shugaba, Abdul and Lambert, Joel E and Bampouras, Theodoros M and Nuttall, Helen E and Gaffney, Christopher J and Subar, Daren A},</text:span><text:line-break/><text:span text:style-name="T166"><text:s text:c="2"/>journal={Journal of Gastrointestinal Surgery},</text:span><text:line-break/><text:span text:style-name="T167"><text:s text:c="2"/>volume={26},</text:span><text:line-break/><text:span text:style-name="T168"><text:s text:c="2"/>number={7},</text:span><text:line-break/><text:span text:style-name="T169"><text:s text:c="2"/>pages={1520--1530},</text:span><text:line-break/><text:span text:style-name="T170"><text:s text:c="2"/>year={2022},</text:span><text:line-break/><text:span text:style-name="T171"><text:s text:c="2"/>publisher={Elsevier}</text:span><text:line-break/><text:span text:style-name="T172">}</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MS Mincho" svg:font-family="MS Mincho" style:font-family-generic="modern" style:font-pitch="fixed" svg:panose-1="2 2 6 9 4 2 5 8 3 4"/>
    <style:font-face style:name="Arial" svg:font-family="Arial" style:font-family-generic="swiss" style:font-pitch="variable" svg:panose-1="2 11 6 4 2 2 2 2 2 4"/>
    <style:font-face style:name="Aptos Display" svg:font-family="Aptos Display" style:font-family-generic="swiss" style:font-pitch="variable" svg:panose-1="2 11 0 4 2 2 2 2 2 4"/>
    <style:font-face style:name="MS Gothic" svg:font-family="MS Gothic" style:font-family-generic="modern" style:font-pitch="fixed" svg:panose-1="2 11 6 9 7 2 5 8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webkit-standard" svg:font-family="-webkit-standard" style:font-family-generic="roman" svg:panose-1="0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6%" fo:background-color="transparent" style:tab-stop-distance="0.5in">
        <style:background-fill draw:fill="solid"/>
      </style:paragraph-properties>
      <style:text-properties style:font-name="Aptos" style:font-name-asian="MS Mincho"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MS Gothic" style:font-name-complex="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MS Gothic" style:font-name-complex="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MS Gothic" style:font-name-complex="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MS Gothic" style:font-name-complex="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MS Gothic" style:font-name-complex="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MS Gothic"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MS Gothic"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MS Gothic"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MS Gothic"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MS Gothic"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MS Gothic"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MS Gothic"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MS Gothic"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MS Gothic" style:font-name-complex="Times New Roman" fo:color="#0F4761"/>
    </style:style>
    <style:style style:name="Heading6Char" style:display-name="Heading 6 Char" style:family="text" style:parent-style-name="DefaultParagraphFont">
      <style:text-properties style:font-name-asian="MS Gothic"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MS Gothic" style:font-name-complex="Times New Roman" fo:color="#595959"/>
    </style:style>
    <style:style style:name="Heading8Char" style:display-name="Heading 8 Char" style:family="text" style:parent-style-name="DefaultParagraphFont">
      <style:text-properties style:font-name-asian="MS Gothic"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MS Gothic" style:font-name-complex="Times New Roman" fo:color="#272727"/>
    </style:style>
    <style:style style:name="TitleChar" style:display-name="Title Char" style:family="text" style:parent-style-name="DefaultParagraphFont">
      <style:text-properties style:font-name="Aptos Display" style:font-name-asian="MS Gothic" style:font-name-complex="Times New Roman" fo:letter-spacing="-0.0069in" style:letter-kerning="true" fo:font-size="28pt" style:font-size-asian="28pt" style:font-size-complex="28pt"/>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MS Gothic" style:font-name-complex="Times New Roman" fo:letter-spacing="-0.0069in" style:letter-kerning="true" fo:font-size="28pt" style:font-size-asian="28pt" style:font-size-complex="28pt" fo:hyphenate="false"/>
    </style:style>
    <style:style style:name="SubtitleChar" style:display-name="Subtitle Char" style:family="text" style:parent-style-name="DefaultParagraphFont">
      <style:text-properties style:font-name-asian="MS Gothic" style:font-name-complex="Times New Roman" fo:color="#595959" fo:letter-spacing="0.0104in" fo:font-size="14pt" style:font-size-asian="14pt" style:font-size-complex="14pt"/>
    </style:style>
    <style:style style:name="Subtitle" style:display-name="Subtitle" style:family="paragraph" style:parent-style-name="Normal" style:next-style-name="Normal">
      <style:text-properties style:font-name-asian="MS Gothic" style:font-name-complex="Times New Roman" fo:color="#595959" fo:letter-spacing="0.0104in" fo:font-size="14pt" style:font-size-asian="14pt" style:font-size-complex="14pt"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QuoteChar" style:display-name="Quote Char" style:family="text" style:parent-style-name="DefaultParagraphFont">
      <style:text-properties fo:font-style="italic" style:font-style-asian="italic" style:font-style-complex="italic" fo:color="#404040"/>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style>
    <style:style style:name="WW_CharLFO1LVL2" style:family="text">
      <style:text-properties style:font-name="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style>
    <style:style style:name="WW_CharLFO1LVL9" style:family="text">
      <style:text-properties style:font-name="Wingdings"/>
    </style:style>
    <style:style style:name="WW_CharLFO2LVL1" style:family="text">
      <style:text-properties style:font-name="Aptos"/>
    </style:style>
    <style:style style:name="WW_CharLFO2LVL2" style:family="text">
      <style:text-properties style:font-name="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style>
    <style:style style:name="WW_CharLFO2LVL9" style:family="text">
      <style:text-properties style:font-name="Wingdings"/>
    </style:style>
    <style:style style:name="WW_CharLFO3LVL1" style:family="text">
      <style:text-properties style:font-name="Aptos"/>
    </style:style>
    <style:style style:name="WW_CharLFO3LVL2" style:family="text">
      <style:text-properties style:font-name="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style>
    <style:style style:name="WW_CharLFO3LVL9" style:family="text">
      <style:text-properties style:font-name="Wingdings"/>
    </style:style>
    <style:style style:name="WW_CharLFO4LVL1" style:family="text">
      <style:text-properties style:font-name="Aptos"/>
    </style:style>
    <style:style style:name="WW_CharLFO4LVL2" style:family="text">
      <style:text-properties style:font-name="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style>
    <style:style style:name="WW_CharLFO4LVL9" style:family="text">
      <style:text-properties style:font-name="Wingdings"/>
    </style:style>
    <style:style style:name="WW_CharLFO5LVL1" style:family="text">
      <style:text-properties style:font-name="Aptos"/>
    </style:style>
    <style:style style:name="WW_CharLFO5LVL2" style:family="text">
      <style:text-properties style:font-name="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style>
    <style:style style:name="WW_CharLFO5LVL9" style:family="text">
      <style:text-properties style:font-name="Wingdings"/>
    </style:style>
    <style:style style:name="WW_CharLFO6LVL1" style:family="text">
      <style:text-properties style:font-name="Aptos"/>
    </style:style>
    <style:style style:name="WW_CharLFO6LVL2" style:family="text">
      <style:text-properties style:font-name="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style>
    <style:style style:name="WW_CharLFO6LVL9" style:family="text">
      <style:text-properties style:font-name="Wingdings"/>
    </style:style>
    <style:style style:name="WW_CharLFO7LVL1" style:family="text">
      <style:text-properties style:font-name="Aptos"/>
    </style:style>
    <style:style style:name="WW_CharLFO7LVL2" style:family="text">
      <style:text-properties style:font-name="Courier New"/>
    </style:style>
    <style:style style:name="WW_CharLFO7LVL3" style:family="text">
      <style:text-properties style:font-name="Wingdings"/>
    </style:style>
    <style:style style:name="WW_CharLFO7LVL4" style:family="text">
      <style:text-properties style:font-name="Symbol"/>
    </style:style>
    <style:style style:name="WW_CharLFO7LVL5" style:family="text">
      <style:text-properties style:font-name="Courier New"/>
    </style:style>
    <style:style style:name="WW_CharLFO7LVL6" style:family="text">
      <style:text-properties style:font-name="Wingdings"/>
    </style:style>
    <style:style style:name="WW_CharLFO7LVL7" style:family="text">
      <style:text-properties style:font-name="Symbol"/>
    </style:style>
    <style:style style:name="WW_CharLFO7LVL8" style:family="text">
      <style:text-properties style:font-name="Courier New"/>
    </style:style>
    <style:style style:name="WW_CharLFO7LVL9" style:family="text">
      <style:text-properties style:font-name="Wingdings"/>
    </style:style>
    <style:style style:name="WW_CharLFO8LVL1" style:family="text">
      <style:text-properties style:font-name="Aptos"/>
    </style:style>
    <style:style style:name="WW_CharLFO8LVL2" style:family="text">
      <style:text-properties style:font-name="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style>
    <style:style style:name="WW_CharLFO8LVL9" style:family="text">
      <style:text-properties style:font-name="Wingdings"/>
    </style:style>
    <style:style style:name="WW_CharLFO9LVL1" style:family="text">
      <style:text-properties style:font-name="Aptos"/>
    </style:style>
    <style:style style:name="WW_CharLFO9LVL2" style:family="text">
      <style:text-properties style:font-name="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style>
    <style:style style:name="WW_CharLFO9LVL9" style:family="text">
      <style:text-properties style:font-name="Wingdings"/>
    </style:style>
    <style:style style:name="WW_CharLFO10LVL1" style:family="text">
      <style:text-properties style:font-name="Aptos"/>
    </style:style>
    <style:style style:name="WW_CharLFO10LVL2" style:family="text">
      <style:text-properties style:font-name="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style>
    <style:style style:name="WW_CharLFO10LVL9" style:family="text">
      <style:text-properties style:font-name="Wingdings"/>
    </style:style>
    <style:style style:name="WW_CharLFO11LVL1" style:family="text">
      <style:text-properties style:font-name="Aptos"/>
    </style:style>
    <style:style style:name="WW_CharLFO11LVL2" style:family="text">
      <style:text-properties style:font-name="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style>
    <style:style style:name="WW_CharLFO11LVL9" style:family="text">
      <style:text-properties style:font-name="Wingdings"/>
    </style:style>
    <style:style style:name="WW_CharLFO12LVL1" style:family="text">
      <style:text-properties style:font-name="Aptos"/>
    </style:style>
    <style:style style:name="WW_CharLFO12LVL2" style:family="text">
      <style:text-properties style:font-name="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style>
    <style:style style:name="WW_CharLFO12LVL9" style:family="text">
      <style:text-properties style:font-name="Wingdings"/>
    </style:style>
    <style:style style:name="WW_CharLFO13LVL1" style:family="text">
      <style:text-properties style:font-name="Aptos"/>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lShelh, Leen</meta:initial-creator>
    <dc:creator>AlShelh, Leen</dc:creator>
    <meta:creation-date>2024-10-25T17:58:00Z</meta:creation-date>
    <dc:date>2024-10-25T17:58:00Z</dc:date>
    <meta:template xlink:href="Normal.dotm" xlink:type="simple"/>
    <meta:editing-cycles>1</meta:editing-cycles>
    <meta:editing-duration>PT0S</meta:editing-duration>
    <meta:document-statistic meta:page-count="1" meta:paragraph-count="11" meta:word-count="895" meta:character-count="5989" meta:row-count="42" meta:non-whitespace-character-count="5105"/>
  </office:meta>
</office:document-meta>
</file>